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officeooo:rsid="0012f21a" officeooo:paragraph-rsid="0012f21a"/>
    </style:style>
    <style:style style:name="P2" style:family="paragraph" style:parent-style-name="Standard">
      <style:paragraph-properties fo:line-height="115%" fo:text-align="justify" style:justify-single-word="false"/>
      <style:text-properties officeooo:rsid="00145276" officeooo:paragraph-rsid="00145276"/>
    </style:style>
    <style:style style:name="P3" style:family="paragraph" style:parent-style-name="Standard">
      <style:paragraph-properties fo:margin-top="0.101cm" fo:margin-bottom="0.199cm" loext:contextual-spacing="false" fo:line-height="115%" fo:text-align="justify" style:justify-single-word="false" style:writing-mode="page"/>
      <style:text-properties fo:color="#000008" style:font-name="Liberation Serif" fo:font-size="12pt" fo:language="id" fo:country="ID" officeooo:rsid="0012f21a" officeooo:paragraph-rsid="0012f21a"/>
    </style:style>
    <style:style style:name="P4" style:family="paragraph" style:parent-style-name="Standard">
      <style:paragraph-properties fo:margin-top="0.101cm" fo:margin-bottom="0.199cm" loext:contextual-spacing="false" fo:line-height="115%" fo:text-align="justify" style:justify-single-word="false" style:writing-mode="page"/>
      <style:text-properties fo:color="#000008" style:font-name="Liberation Serif" fo:font-size="12pt" fo:language="id" fo:country="ID" fo:font-weight="bold" officeooo:paragraph-rsid="0012f21a"/>
    </style:style>
    <style:style style:name="P5" style:family="paragraph" style:parent-style-name="Standard">
      <style:paragraph-properties fo:margin-top="0.101cm" fo:margin-bottom="0.199cm" loext:contextual-spacing="false" fo:line-height="115%" fo:text-align="justify" style:justify-single-word="false" style:writing-mode="page">
        <style:tab-stops>
          <style:tab-stop style:position="0.388cm"/>
          <style:tab-stop style:position="1.27cm"/>
        </style:tab-stops>
      </style:paragraph-properties>
      <style:text-properties fo:color="#000008" style:font-name="Liberation Serif" fo:font-size="12pt" fo:language="id" fo:country="ID" fo:font-weight="bold" officeooo:paragraph-rsid="0012f21a"/>
    </style:style>
    <style:style style:name="P6" style:family="paragraph" style:parent-style-name="Standard">
      <style:paragraph-properties fo:margin-top="0.101cm" fo:margin-bottom="0.199cm" loext:contextual-spacing="false" fo:line-height="115%" fo:text-align="justify" style:justify-single-word="false" style:writing-mode="page"/>
      <style:text-properties fo:color="#000008" style:font-name="Liberation Serif" fo:font-size="12pt" fo:language="id" fo:country="ID" officeooo:paragraph-rsid="0012f21a"/>
    </style:style>
    <style:style style:name="P7" style:family="paragraph" style:parent-style-name="Standard" style:list-style-name="L1">
      <style:paragraph-properties fo:margin-top="0.101cm" fo:margin-bottom="0.199cm" loext:contextual-spacing="false" fo:line-height="115%" fo:text-align="justify" style:justify-single-word="false" style:writing-mode="page">
        <style:tab-stops>
          <style:tab-stop style:position="0.388cm"/>
          <style:tab-stop style:position="1.27cm"/>
        </style:tab-stops>
      </style:paragraph-properties>
      <style:text-properties fo:color="#000008" style:font-name="Liberation Serif" fo:font-size="12pt" fo:language="id" fo:country="ID" officeooo:paragraph-rsid="0012f21a"/>
    </style:style>
    <style:style style:name="P8" style:family="paragraph" style:parent-style-name="Standard" style:list-style-name="L3">
      <style:paragraph-properties fo:margin-top="0.101cm" fo:margin-bottom="0.199cm" loext:contextual-spacing="false" fo:line-height="115%" fo:text-align="justify" style:justify-single-word="false" style:writing-mode="page">
        <style:tab-stops>
          <style:tab-stop style:position="0.388cm"/>
          <style:tab-stop style:position="1.27cm"/>
        </style:tab-stops>
      </style:paragraph-properties>
      <style:text-properties fo:color="#000008" style:font-name="Liberation Serif" fo:font-size="12pt" fo:language="id" fo:country="ID" officeooo:paragraph-rsid="0012f21a"/>
    </style:style>
    <style:style style:name="P9" style:family="paragraph" style:parent-style-name="Standard" style:list-style-name="L1">
      <style:paragraph-properties fo:margin-top="0.101cm" fo:margin-bottom="0.199cm" loext:contextual-spacing="false" fo:line-height="115%" fo:text-align="justify" style:justify-single-word="false" style:writing-mode="page">
        <style:tab-stops>
          <style:tab-stop style:position="0.388cm"/>
          <style:tab-stop style:position="1.27cm"/>
        </style:tab-stops>
      </style:paragraph-properties>
      <style:text-properties officeooo:paragraph-rsid="0012f21a"/>
    </style:style>
    <style:style style:name="P10" style:family="paragraph" style:parent-style-name="Standard" style:list-style-name="L3">
      <style:paragraph-properties fo:margin-top="0.101cm" fo:margin-bottom="0.199cm" loext:contextual-spacing="false" fo:line-height="115%" fo:text-align="justify" style:justify-single-word="false" style:writing-mode="page">
        <style:tab-stops>
          <style:tab-stop style:position="0.388cm"/>
          <style:tab-stop style:position="1.27cm"/>
        </style:tab-stops>
      </style:paragraph-properties>
      <style:text-properties fo:language="id" fo:country="ID" officeooo:paragraph-rsid="0012f21a"/>
    </style:style>
    <style:style style:name="T1" style:family="text">
      <style:text-properties fo:color="#000008" style:font-name="Liberation Serif" fo:font-size="12pt"/>
    </style:style>
    <style:style style:name="T2" style:family="text">
      <style:text-properties fo:color="#000008" style:font-name="Liberation Serif" fo:font-size="12pt" fo:language="id" fo:country="ID"/>
    </style:style>
    <style:style style:name="T3" style:family="text">
      <style:text-properties fo:color="#000008" style:font-name="Liberation Serif" fo:font-size="12pt" fo:language="id" fo:country="ID" fo:font-style="italic"/>
    </style:style>
    <style:style style:name="T4" style:family="text">
      <style:text-properties fo:color="#000008" style:font-name="Liberation Serif" fo:font-size="12pt" fo:language="id" fo:country="ID" officeooo:rsid="000e86dc"/>
    </style:style>
    <style:style style:name="T5" style:family="text">
      <style:text-properties fo:color="#000008" style:font-name="Liberation Serif" fo:font-size="12pt" fo:language="id" fo:country="ID" officeooo:rsid="0006f6ae"/>
    </style:style>
    <style:style style:name="T6" style:family="text">
      <style:text-properties fo:color="#000008" style:font-name="Liberation Serif" fo:font-size="12pt" officeooo:rsid="0006f6ae"/>
    </style:style>
    <style:style style:name="T7" style:family="text">
      <style:text-properties fo:color="#000008" style:font-name="Liberation Serif" fo:font-size="12pt" fo:font-weight="bold"/>
    </style:style>
    <style:style style:name="T8" style:family="text">
      <style:text-properties fo:color="#000008" style:font-name="Liberation Serif" fo:font-size="12pt" fo:language="id" fo:country="ID"/>
    </style:style>
    <style:style style:name="T9" style:family="text">
      <style:text-properties fo:font-style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08ec57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Liberation Seri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yembara Logo GROCEMART</text:p>
      <text:p text:style-name="P1"/>
      <text:p text:style-name="P1">PT INDISCUB <text:span text:style-name="T2">(</text:span><text:span text:style-name="T3">Indonesian Digital Society Club</text:span><text:span text:style-name="T2">)</text:span> bekerja sama dengan GimpScape ID mengadakan sayembara desain logo Grocemart dengan total hadiah senilai <text:span text:style-name="T12">Rp 2.000.000,- (Dua Juta Rupiah)</text:span>. <text:span text:style-name="T2">GROCEMART merupakan sebuah nama aplikasi digital dari sebuah perusahaan </text:span><text:span text:style-name="T3">startup </text:span><text:span text:style-name="T2">digital PT INDISCUB, yang mengusung sebuah Aplikasi Belanja Digital Cerdas Pertama dan satu satunya di dunia! </text:span><text:span text:style-name="T4">S</text:span><text:span text:style-name="T2">etiap orang </text:span><text:span text:style-name="T4">dapat memperoleh </text:span><text:span text:style-name="T2">pendapatan tambahan harian hanya dengan mengalihkan berbagai jenis transaksi pengeluaran belanja kebutuhan sehari-harinya melalui </text:span><text:span text:style-name="T3">website </text:span><text:span text:style-name="T2">maupun aplikasi s</text:span><text:span text:style-name="T5">i</text:span><text:span text:style-name="T2">stem belanja digital cerdas GROCEMART.</text:span></text:p>
      <text:p text:style-name="P4"/>
      <text:p text:style-name="P4">Waktu dan Tahap Pelaksanaan </text:p>
      <text:p text:style-name="P6">Semua proses akan dilakukan secara <text:span text:style-name="T9">online </text:span>melalui melalui <text:span text:style-name="T11">posel/</text:span><text:span text:style-name="T10">email</text:span>. Adapun waktu pelaksanaan kegiatan sebagai berikut:</text:p>
      <text:p text:style-name="P4">Tahap 1:</text:p>
      <text:p text:style-name="P6">Seleksi tahap awal, <text:span text:style-name="T11">30</text:span> Mei – <text:span text:style-name="T11">6</text:span> Juni 2017</text:p>
      <text:p text:style-name="P4">Tahap 2: </text:p>
      <text:p text:style-name="P6">Seleksi tahap revisi <text:span text:style-name="T11">7</text:span> – <text:span text:style-name="T11">9</text:span> Juni 2017</text:p>
      <text:p text:style-name="P4">Tahap 3: </text:p>
      <text:p text:style-name="P3">Final Pengumuman pemenang, 1<text:span text:style-name="T11">1</text:span> Juni 2017</text:p>
      <text:p text:style-name="P5">Cara Mengikuti </text:p>
      <text:p text:style-name="P6">Untuk mengikuti kontes ini, calon peserta harus mengikuti langkah-langkah berikut: </text:p>
      <text:list xml:id="list3936461819" text:style-name="L1">
        <text:list-item>
          <text:p text:style-name="P7">Mendaftarkan diri menjadi peserta dan mematuhi persyaratan yang diberikan oleh panitia melalui <text:a xlink:type="simple" xlink:href="https://docs.google.com/forms/d/e/1FAIpQLSeBZuMV-jHkDx4Z4oB4hRoi7g4cIukpWyGyYhJ0fMTnx9ADng/viewform" text:style-name="Internet_20_link" text:visited-style-name="Visited_20_Internet_20_Link">tautan berikut</text:a>.</text:p>
        </text:list-item>
        <text:list-item>
          <text:p text:style-name="P9"><text:span text:style-name="T2">Mengirimkan hasil karya desain dalam bentuk dokumen vektor berformat SVG dan bitmap berformat PNG </text:span><text:span text:style-name="T5">beserta penejelasan logo ke posel </text:span><text:a xlink:type="simple" xlink:href="mailto:gimpscape.id@gmail.com" text:style-name="Internet_20_link" text:visited-style-name="Visited_20_Internet_20_Link"><text:span text:style-name="T13">gimpscape.id@gmail.com</text:span></text:a><text:span text:style-name="T2">.</text:span><text:span text:style-name="T2"> </text:span></text:p>
        </text:list-item>
        <text:list-item>
          <text:p text:style-name="P7">Pengiriman karya tidak diperkenankan melewati batas akhir waktu pelaksanaan <text:line-break/></text:p>
        </text:list-item>
      </text:list>
      <text:p text:style-name="P4">Syarat-Ketentuan</text:p>
      <text:list xml:id="list3601045182" text:style-name="L3">
        <text:list-item>
          <text:p text:style-name="P8">Kontes ini merupakan sebuah kontes terbuka untuk mencari desain logo GROCEMART yang terbaik dan sesuai menurut perusahaan.</text:p>
        </text:list-item>
        <text:list-item>
          <text:p text:style-name="P8">Semua desain harus berformat vektor (SVG) dan bitmap (PNG).</text:p>
        </text:list-item>
        <text:list-item>
          <text:p text:style-name="P8">Desain harus dapat diaplikasikan dengan mudah ke dalam media apapun</text:p>
        </text:list-item>
        <text:list-item>
          <text:p text:style-name="P8">Semua desain yang dikumpulkan sepenuhnya harus merupakan hasil karya <text:line-break/>asli (otentik), tidak boleh melanggar hak cipta pihak lain dan tidak melanggar hukum. Kami tidak bertanggung jawab terhadap hasil karya yang melanggar hak cipta. Jika desain yang <text:soft-page-break/>terpilih sebagai pemenang ternyata ditemukan pelanggaran, maka dapat dibatalkan sebagai pemenang.</text:p>
        </text:list-item>
        <text:list-item>
          <text:p text:style-name="P8">Satu peserta dapat mengirimkan beberapa model desain yang berbeda dengan konsep yang berbeda pula.</text:p>
        </text:list-item>
        <text:list-item>
          <text:p text:style-name="P10"><text:span text:style-name="T1">Sebelum final, panitia berhak meminta revisi terhadap desain kepada kandidat pemenang terpili</text:span><text:span text:style-name="T6">h</text:span><text:span text:style-name="T1">.</text:span></text:p>
        </text:list-item>
        <text:list-item>
          <text:p text:style-name="P8">Hak cipta dimiliki pemenang, tetapi hak kepemilikan akan diserahkan kepada PT <text:line-break/>Indiscub.</text:p>
        </text:list-item>
        <text:list-item>
          <text:p text:style-name="P8">Perusahaan berhak melakukan penyempurnaan atau modifikasi terhadap desain <text:line-break/>yang terpilih sebagai pemenang.</text:p>
        </text:list-item>
        <text:list-item>
          <text:p text:style-name="P8">Kami berhak untuk membatalkan kontes pada tahap ke berapa pun atau <text:line-break/>mengubah peraturan serta prosedur jika dianggap perlu atau jika terjadi <text:line-break/>hal-hal yang belum diatur sebelumnya.</text:p>
        </text:list-item>
        <text:list-item>
          <text:p text:style-name="P8">Dengan mengikuti kontes ini, para peserta dianggap telah menerima dan <text:line-break/>menyetujui syarat dan ketentuan yang berlaku.</text:p>
        </text:list-item>
        <text:list-item>
          <text:p text:style-name="P10"><text:span text:style-name="T1">Jika sampai pada batas waktu kontes berakhir dan pihak perusahaan tidak <text:line-break/>juga menemukan desain yang cocok, maka </text:span><text:span text:style-name="T7">tidak ada pemenang </text:span><text:span text:style-name="T1">dalam kontes <text:line-break/>ini.</text:span></text:p>
        </text:list-item>
        <text:list-item>
          <text:p text:style-name="P8">Penilaian dan keputusan juri tidak dapat diganggu gugat.</text:p>
        </text:list-item>
      </text:list>
      <text:p text:style-name="P4">Pemenang dan Hadiah </text:p>
      <text:p text:style-name="P6">Juri akan memutuskan satu desain terbaik. </text:p>
      <text:p text:style-name="P3">Pemenang akan diumumkan melalui laman gimpscape.org dan juga akan dilakukan konfirmasi kepada pemenang melalui telepon/email. </text:p>
      <text:p text:style-name="P3">Ketentuan lengkap sayembara ini dapat disimak melalui <text:a xlink:type="simple" xlink:href="https://github.com/gimpscape/kerjasama/blob/master/KONTES-LOGO-GROCEMART.pdf" text:style-name="Internet_20_link" text:visited-style-name="Visited_20_Internet_20_Link">tautan berikut</text:a>.</text:p>
      <text:p text:style-name="P3">Kirim karya terbaikmu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AR PL SungtiL GB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AR PL SungtiL GB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nia Amina</meta:initial-creator>
    <meta:creation-date>2017-05-29T22:03:52.274911111</meta:creation-date>
    <dc:date>2017-05-29T22:18:22.649825491</dc:date>
    <dc:creator>Rania Amina</dc:creator>
    <meta:editing-duration>PT14M29S</meta:editing-duration>
    <meta:editing-cycles>3</meta:editing-cycles>
    <meta:generator>LibreOfficeDev/5.3.0.0.beta1$Linux_X86_64 LibreOffice_project/d5fc585db2071c57cf9c70f071c8d330ebeca1e4</meta:generator>
    <meta:document-statistic meta:table-count="0" meta:image-count="0" meta:object-count="0" meta:page-count="2" meta:paragraph-count="33" meta:word-count="439" meta:character-count="3161" meta:non-whitespace-character-count="2749"/>
  </office:meta>
</office:document-meta>
</file>